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8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6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size="10pt" style:font-size-asian="10pt" style:font-size-complex="10pt"/>
    </style:style>
    <style:style style:name="ce6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number-columns-repeated="153" table:default-cell-style-name="ce2"/>
        <table:table-row table:style-name="ro1">
          <table:table-cell table:style-name="ce1" office:value-type="string" calcext:value-type="string" table:number-columns-spanned="4" table:number-rows-spanned="2">
            <text:p>FULL MODEL MACRONUTRIENTS FITTED TOGETHER</text:p>
          </table:table-cell>
          <table:covered-table-cell table:number-columns-repeated="3" table:style-name="Default"/>
          <table:table-cell/>
          <table:table-cell table:style-name="ce1" office:value-type="string" calcext:value-type="string" table:number-columns-spanned="4" table:number-rows-spanned="2">
            <text:p>FULL MODEL MACRONUTRIENTS FITTED SEPARETLY</text:p>
          </table:table-cell>
          <table:covered-table-cell table:number-columns-repeated="3" table:style-name="Default"/>
          <table:table-cell/>
          <table:table-cell table:style-name="ce7"/>
          <table:table-cell table:style-name="ce8" office:value-type="string" calcext:value-type="string" table:number-columns-spanned="3" table:number-rows-spanned="2">
            <text:p>AIC BASED, EXHAUSTIVE SEARCH OVER 46600 MODELS</text:p>
          </table:table-cell>
          <table:covered-table-cell table:number-columns-repeated="2"/>
          <table:table-cell table:style-name="ce8" office:value-type="string" calcext:value-type="string" table:number-columns-spanned="3" table:number-rows-spanned="2">
            <text:p>AIC BASED, GENETIC ALGORITHM SEARCH OVER 40000 MODELS</text:p>
          </table:table-cell>
          <table:covered-table-cell table:number-columns-repeated="2"/>
          <table:table-cell table:style-name="ce8" office:value-type="string" calcext:value-type="string" table:number-columns-spanned="3" table:number-rows-spanned="2">
            <text:p>AIC BASED, BRANCH AND BOUND SEARCH OVER 20000 MODELS</text:p>
          </table:table-cell>
          <table:covered-table-cell table:number-columns-repeated="2"/>
          <table:table-cell table:style-name="ce9" office:value-type="string" calcext:value-type="string" table:number-columns-spanned="3" table:number-rows-spanned="2">
            <text:p>LASSO</text:p>
          </table:table-cell>
          <table:covered-table-cell table:number-columns-repeated="2"/>
          <table:table-cell table:style-name="ce9" office:value-type="string" calcext:value-type="string" table:number-columns-spanned="3" table:number-rows-spanned="2">
            <text:p>ELASTIC NET</text:p>
          </table:table-cell>
          <table:covered-table-cell table:number-columns-repeated="2"/>
          <table:table-cell table:style-name="ce9" office:value-type="string" calcext:value-type="string" table:number-columns-spanned="3" table:number-rows-spanned="2">
            <text:p>RIDGE REGRESSION</text:p>
          </table:table-cell>
          <table:covered-table-cell table:number-columns-repeated="2"/>
          <table:table-cell table:number-columns-repeated="3"/>
          <table:table-cell table:style-name="Default" table:number-columns-repeated="132"/>
        </table:table-row>
        <table:table-row table:style-name="ro1">
          <table:covered-table-cell/>
          <table:covered-table-cell table:style-name="ce4"/>
          <table:covered-table-cell table:style-name="ce6"/>
          <table:covered-table-cell/>
          <table:table-cell/>
          <table:covered-table-cell/>
          <table:covered-table-cell table:style-name="ce4"/>
          <table:covered-table-cell table:style-name="ce6"/>
          <table:covered-table-cell/>
          <table:table-cell table:number-columns-repeated="2"/>
          <table:covered-table-cell table:number-columns-repeated="18"/>
          <table:table-cell table:number-columns-repeated="3"/>
          <table:table-cell table:style-name="Default" table:number-columns-repeated="132"/>
        </table:table-row>
        <table:table-row table:style-name="ro1">
          <table:table-cell/>
          <table:table-cell table:style-name="ce4" office:value-type="string" calcext:value-type="string">
            <text:p>β</text:p>
          </table:table-cell>
          <table:table-cell table:style-name="ce6" office:value-type="string" calcext:value-type="string">
            <text:p>p-value</text:p>
          </table:table-cell>
          <table:table-cell office:value-type="string" calcext:value-type="string">
            <text:p>vif</text:p>
          </table:table-cell>
          <table:table-cell table:number-columns-repeated="2"/>
          <table:table-cell table:style-name="ce4" office:value-type="string" calcext:value-type="string">
            <text:p>β</text:p>
          </table:table-cell>
          <table:table-cell table:style-name="ce6" office:value-type="string" calcext:value-type="string">
            <text:p>p-value</text:p>
          </table:table-cell>
          <table:table-cell table:number-columns-repeated="4"/>
          <table:table-cell table:style-name="ce9" office:value-type="string" calcext:value-type="string">
            <text:p>selected</text:p>
          </table:table-cell>
          <table:table-cell table:number-columns-repeated="2"/>
          <table:table-cell table:style-name="ce9" office:value-type="string" calcext:value-type="string">
            <text:p>selected</text:p>
          </table:table-cell>
          <table:table-cell table:number-columns-repeated="2"/>
          <table:table-cell table:style-name="ce9" office:value-type="string" calcext:value-type="string">
            <text:p>selected</text:p>
          </table:table-cell>
          <table:table-cell table:number-columns-repeated="2"/>
          <table:table-cell table:style-name="ce9" office:value-type="string" calcext:value-type="string">
            <text:p>selected</text:p>
          </table:table-cell>
          <table:table-cell table:number-columns-repeated="2"/>
          <table:table-cell table:style-name="ce9" office:value-type="string" calcext:value-type="string">
            <text:p>selected</text:p>
          </table:table-cell>
          <table:table-cell table:number-columns-repeated="2"/>
          <table:table-cell table:style-name="ce9" office:value-type="string" calcext:value-type="string">
            <text:p>selected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POLYsum1_TEI_adjusted_norm_sd</text:p>
          </table:table-cell>
          <table:table-cell table:style-name="ce5" office:value-type="float" office:value="0.134088" calcext:value-type="float">
            <text:p>0.134088</text:p>
          </table:table-cell>
          <table:table-cell table:style-name="ce6" office:value-type="float" office:value="0.0000899" calcext:value-type="float">
            <text:p>8.99E-05</text:p>
          </table:table-cell>
          <table:table-cell office:value-type="float" office:value="28.710592" calcext:value-type="float">
            <text:p>28.710592</text:p>
          </table:table-cell>
          <table:table-cell/>
          <table:table-cell office:value-type="string" calcext:value-type="string">
            <text:p>POLYsum1_TEI_adjusted_norm_sd</text:p>
          </table:table-cell>
          <table:table-cell table:style-name="ce5" office:value-type="float" office:value="0.0524156" calcext:value-type="float">
            <text:p>0.0524156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POLY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MONOsum1_TEI_adjusted_norm_sd</text:p>
          </table:table-cell>
          <table:table-cell office:value-type="float" office:value="0.019605" calcext:value-type="float">
            <text:p>0.019605</text:p>
          </table:table-cell>
          <table:table-cell office:value-type="float" office:value="0.399731" calcext:value-type="float">
            <text:p>0.399731</text:p>
          </table:table-cell>
          <table:table-cell office:value-type="float" office:value="8.563991" calcext:value-type="float">
            <text:p>8.563991</text:p>
          </table:table-cell>
          <table:table-cell/>
          <table:table-cell office:value-type="string" calcext:value-type="string">
            <text:p>MONOsum1_TEI_adjusted_norm_sd</text:p>
          </table:table-cell>
          <table:table-cell office:value-type="float" office:value="0.1254105" calcext:value-type="float">
            <text:p>0.1254105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MONOsum1_TEI_adjusted_norm_sd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mfetsum1_TEI_adjusted_norm_sd</text:p>
          </table:table-cell>
          <table:table-cell office:value-type="float" office:value="-0.41539" calcext:value-type="float">
            <text:p>-0.41539</text:p>
          </table:table-cell>
          <table:table-cell table:style-name="ce6" office:value-type="string" calcext:value-type="string">
            <text:p>&lt;2E-016</text:p>
          </table:table-cell>
          <table:table-cell office:value-type="float" office:value="23.077406" calcext:value-type="float">
            <text:p>23.077406</text:p>
          </table:table-cell>
          <table:table-cell/>
          <table:table-cell office:value-type="string" calcext:value-type="string">
            <text:p>mfetsum1_TEI_adjusted_norm_sd</text:p>
          </table:table-cell>
          <table:table-cell office:value-type="float" office:value="-0.0215578" calcext:value-type="float">
            <text:p>-0.0215578</text:p>
          </table:table-cell>
          <table:table-cell table:style-name="ce6" office:value-type="float" office:value="0.0088063" calcext:value-type="float">
            <text:p>8.81E-03</text:p>
          </table:table-cell>
          <table:table-cell table:number-columns-repeated="2"/>
          <table:table-cell office:value-type="string" calcext:value-type="string">
            <text:p>mfet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fettsum1_TEI_adjusted_norm_sd</text:p>
          </table:table-cell>
          <table:table-cell office:value-type="float" office:value="-0.075868" calcext:value-type="float">
            <text:p>-0.075868</text:p>
          </table:table-cell>
          <table:table-cell table:style-name="ce6" office:value-type="string" calcext:value-type="string">
            <text:p>&lt;2E-016</text:p>
          </table:table-cell>
          <table:table-cell office:value-type="float" office:value="38.686445" calcext:value-type="float">
            <text:p>38.686445</text:p>
          </table:table-cell>
          <table:table-cell/>
          <table:table-cell office:value-type="string" calcext:value-type="string">
            <text:p>fettsum1_TEI_adjusted_norm_sd</text:p>
          </table:table-cell>
          <table:table-cell office:value-type="float" office:value="0.0543386" calcext:value-type="float">
            <text:p>0.0543386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fett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sacksum1_TEI_adjusted_norm_sd</text:p>
          </table:table-cell>
          <table:table-cell office:value-type="float" office:value="-0.075868" calcext:value-type="float">
            <text:p>-0.075868</text:p>
          </table:table-cell>
          <table:table-cell table:style-name="ce6" office:value-type="float" office:value="0.0000000000528" calcext:value-type="float">
            <text:p>5.28E-11</text:p>
          </table:table-cell>
          <table:table-cell office:value-type="float" office:value="4.428606" calcext:value-type="float">
            <text:p>4.428606</text:p>
          </table:table-cell>
          <table:table-cell/>
          <table:table-cell office:value-type="string" calcext:value-type="string">
            <text:p>sacksum1_TEI_adjusted_norm_sd</text:p>
          </table:table-cell>
          <table:table-cell office:value-type="float" office:value="-0.0648873" calcext:value-type="float">
            <text:p>-0.0648873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sack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kolhsum1_TEI_adjusted_norm_sd</text:p>
          </table:table-cell>
          <table:table-cell office:value-type="float" office:value="0.113754" calcext:value-type="float">
            <text:p>0.11375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1.789901" calcext:value-type="float">
            <text:p>11.789901</text:p>
          </table:table-cell>
          <table:table-cell/>
          <table:table-cell office:value-type="string" calcext:value-type="string">
            <text:p>kolhsum1_TEI_adjusted_norm_sd</text:p>
          </table:table-cell>
          <table:table-cell office:value-type="float" office:value="-0.1251423" calcext:value-type="float">
            <text:p>-0.1251423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kolh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FA_TEI_adjusted_norm_sd</text:p>
          </table:table-cell>
          <table:table-cell office:value-type="float" office:value="-0.239155" calcext:value-type="float">
            <text:p>-0.239155</text:p>
          </table:table-cell>
          <table:table-cell table:style-name="ce6" office:value-type="string" calcext:value-type="string">
            <text:p>&lt;2E-016</text:p>
          </table:table-cell>
          <table:table-cell office:value-type="float" office:value="21.969886" calcext:value-type="float">
            <text:p>21.969886</text:p>
          </table:table-cell>
          <table:table-cell/>
          <table:table-cell office:value-type="string" calcext:value-type="string">
            <text:p>FA_TEI_adjusted_norm_sd</text:p>
          </table:table-cell>
          <table:table-cell office:value-type="float" office:value="0.0248272" calcext:value-type="float">
            <text:p>0.0248272</text:p>
          </table:table-cell>
          <table:table-cell table:style-name="ce6" office:value-type="float" office:value="0.0001542" calcext:value-type="float">
            <text:p>1.54E-04</text:p>
          </table:table-cell>
          <table:table-cell table:number-columns-repeated="2"/>
          <table:table-cell office:value-type="string" calcext:value-type="string">
            <text:p>FA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protsum1_TEI_adjusted_norm_sd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20.507899" calcext:value-type="float">
            <text:p>20.507899</text:p>
          </table:table-cell>
          <table:table-cell/>
          <table:table-cell office:value-type="string" calcext:value-type="string">
            <text:p>protsum1_TEI_adjusted_norm_sd</text:p>
          </table:table-cell>
          <table:table-cell office:value-type="float" office:value="0.2386595" calcext:value-type="float">
            <text:p>0.2386595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protsum1_TEI_adjusted_norm_sd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protsum1_anim_TEI_adjusted_norm_sd</text:p>
          </table:table-cell>
          <table:table-cell office:value-type="float" office:value="0.122156" calcext:value-type="float">
            <text:p>0.12215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22.117292" calcext:value-type="float">
            <text:p>22.117292</text:p>
          </table:table-cell>
          <table:table-cell/>
          <table:table-cell office:value-type="string" calcext:value-type="string">
            <text:p>protsum1_anim_TEI_adjusted_norm_sd</text:p>
          </table:table-cell>
          <table:table-cell office:value-type="float" office:value="0.1833085" calcext:value-type="float">
            <text:p>0.1833085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protsum1_anim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protsum1_veg_TEI_adjusted_norm_sd</text:p>
          </table:table-cell>
          <table:table-cell office:value-type="float" office:value="-0.134439" calcext:value-type="float">
            <text:p>-0.134439</text:p>
          </table:table-cell>
          <table:table-cell table:style-name="ce6" office:value-type="float" office:value="0.000000000052" calcext:value-type="float">
            <text:p>5.20E-11</text:p>
          </table:table-cell>
          <table:table-cell office:value-type="float" office:value="9.464288" calcext:value-type="float">
            <text:p>9.464288</text:p>
          </table:table-cell>
          <table:table-cell/>
          <table:table-cell office:value-type="string" calcext:value-type="string">
            <text:p>protsum1_veg_TEI_adjusted_norm_sd</text:p>
          </table:table-cell>
          <table:table-cell office:value-type="float" office:value="-0.0787885" calcext:value-type="float">
            <text:p>-0.0787885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protsum1_veg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fibesum1_TEI_adjusted_norm_sd</text:p>
          </table:table-cell>
          <table:table-cell office:value-type="float" office:value="0.018643" calcext:value-type="float">
            <text:p>0.018643</text:p>
          </table:table-cell>
          <table:table-cell office:value-type="float" office:value="0.169601" calcext:value-type="float">
            <text:p>0.169601</text:p>
          </table:table-cell>
          <table:table-cell office:value-type="float" office:value="5.60408" calcext:value-type="float">
            <text:p>5.60408</text:p>
          </table:table-cell>
          <table:table-cell/>
          <table:table-cell office:value-type="string" calcext:value-type="string">
            <text:p>fibesum1_TEI_adjusted_norm_sd</text:p>
          </table:table-cell>
          <table:table-cell office:value-type="float" office:value="-0.0464713" calcext:value-type="float">
            <text:p>-0.0464713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fibesum1_TEI_adjusted_norm_sd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DISAsum1_TEI_adjusted_norm_sd</text:p>
          </table:table-cell>
          <table:table-cell office:value-type="float" office:value="0.017506" calcext:value-type="float">
            <text:p>0.017506</text:p>
          </table:table-cell>
          <table:table-cell office:value-type="float" office:value="0.171952" calcext:value-type="float">
            <text:p>0.171952</text:p>
          </table:table-cell>
          <table:table-cell office:value-type="float" office:value="4.372699" calcext:value-type="float">
            <text:p>4.372699</text:p>
          </table:table-cell>
          <table:table-cell/>
          <table:table-cell office:value-type="string" calcext:value-type="string">
            <text:p>DISAsum1_TEI_adjusted_norm_sd</text:p>
          </table:table-cell>
          <table:table-cell office:value-type="float" office:value="-0.0238866" calcext:value-type="float">
            <text:p>-0.0238866</text:p>
          </table:table-cell>
          <table:table-cell office:value-type="float" office:value="0.000242" calcext:value-type="float">
            <text:p>0.000242</text:p>
          </table:table-cell>
          <table:table-cell table:number-columns-repeated="2"/>
          <table:table-cell office:value-type="string" calcext:value-type="string">
            <text:p>DISA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MOSAsum1_TEI_adjusted_norm_sd</text:p>
          </table:table-cell>
          <table:table-cell office:value-type="float" office:value="0.046413" calcext:value-type="float">
            <text:p>0.046413</text:p>
          </table:table-cell>
          <table:table-cell table:style-name="ce6" office:value-type="float" office:value="0.00000621" calcext:value-type="float">
            <text:p>6.21E-06</text:p>
          </table:table-cell>
          <table:table-cell office:value-type="float" office:value="4.121886" calcext:value-type="float">
            <text:p>4.121886</text:p>
          </table:table-cell>
          <table:table-cell/>
          <table:table-cell office:value-type="string" calcext:value-type="string">
            <text:p>MOSAsum1_TEI_adjusted_norm_sd</text:p>
          </table:table-cell>
          <table:table-cell office:value-type="float" office:value="-0.0251565" calcext:value-type="float">
            <text:p>-0.0251565</text:p>
          </table:table-cell>
          <table:table-cell table:style-name="ce6" office:value-type="float" office:value="0.0000094" calcext:value-type="float">
            <text:p>9.40E-06</text:p>
          </table:table-cell>
          <table:table-cell table:number-columns-repeated="2"/>
          <table:table-cell office:value-type="string" calcext:value-type="string">
            <text:p>MOSA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TRANSsum1_TEI_adjusted_norm_sd</text:p>
          </table:table-cell>
          <table:table-cell office:value-type="float" office:value="-0.008177" calcext:value-type="float">
            <text:p>-0.008177</text:p>
          </table:table-cell>
          <table:table-cell office:value-type="float" office:value="0.263964" calcext:value-type="float">
            <text:p>0.263964</text:p>
          </table:table-cell>
          <table:table-cell office:value-type="float" office:value="1.766258" calcext:value-type="float">
            <text:p>1.766258</text:p>
          </table:table-cell>
          <table:table-cell/>
          <table:table-cell office:value-type="string" calcext:value-type="string">
            <text:p>TRANSsum1_TEI_adjusted_norm_sd</text:p>
          </table:table-cell>
          <table:table-cell office:value-type="float" office:value="-0.070205" calcext:value-type="float">
            <text:p>-0.070205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TRANS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NATRsum1_TEI_adjusted_norm_sd</text:p>
          </table:table-cell>
          <table:table-cell office:value-type="float" office:value="0.139644" calcext:value-type="float">
            <text:p>0.139644</text:p>
          </table:table-cell>
          <table:table-cell table:style-name="ce6" office:value-type="string" calcext:value-type="string">
            <text:p>&lt;2E-016</text:p>
          </table:table-cell>
          <table:table-cell office:value-type="float" office:value="2.277953" calcext:value-type="float">
            <text:p>2.277953</text:p>
          </table:table-cell>
          <table:table-cell/>
          <table:table-cell office:value-type="string" calcext:value-type="string">
            <text:p>NATRsum1_TEI_adjusted_norm_sd</text:p>
          </table:table-cell>
          <table:table-cell office:value-type="float" office:value="0.2320336" calcext:value-type="float">
            <text:p>0.2320336</text:p>
          </table:table-cell>
          <table:table-cell table:style-name="ce6" office:value-type="string" calcext:value-type="string">
            <text:p>&lt;2E-016</text:p>
          </table:table-cell>
          <table:table-cell table:number-columns-repeated="2"/>
          <table:table-cell office:value-type="string" calcext:value-type="string">
            <text:p>NATRsum1_TEI_adjusted_norm_s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132"/>
        </table:table-row>
        <table:table-row table:style-name="ro1">
          <table:table-cell office:value-type="string" calcext:value-type="string">
            <text:p>kolesum1_TEI_adjusted_norm_sd</text:p>
          </table:table-cell>
          <table:table-cell office:value-type="float" office:value="-0.070962" calcext:value-type="float">
            <text:p>-0.0709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7.195116" calcext:value-type="float">
            <text:p>7.195116</text:p>
          </table:table-cell>
          <table:table-cell table:style-name="Default"/>
          <table:table-cell office:value-type="string" calcext:value-type="string">
            <text:p>kolesum1_TEI_adjusted_norm_sd</text:p>
          </table:table-cell>
          <table:table-cell office:value-type="float" office:value="0.0970942" calcext:value-type="float">
            <text:p>0.0970942</text:p>
          </table:table-cell>
          <table:table-cell table:style-name="ce6" office:value-type="string" calcext:value-type="string">
            <text:p>&lt;2E-016</text:p>
          </table:table-cell>
          <table:table-cell/>
          <table:table-cell table:style-name="Default"/>
          <table:table-cell office:value-type="string" calcext:value-type="string">
            <text:p>kolesum1_TEI_adjusted_norm_sd</text:p>
          </table:table-cell>
          <table:table-cell/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Y</text:p>
          </table:table-cell>
          <table:table-cell table:style-name="Default" table:number-columns-repeated="2"/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style-name="Default" table:number-columns-repeated="135"/>
        </table:table-row>
        <table:table-row table:style-name="ro1">
          <table:table-cell office:value-type="string" calcext:value-type="string">
            <text:p>ensum1_norm_sd</text:p>
          </table:table-cell>
          <table:table-cell office:value-type="float" office:value="0.014667" calcext:value-type="float">
            <text:p>0.01466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1.000003" calcext:value-type="float">
            <text:p>1.000003</text:p>
          </table:table-cell>
          <table:table-cell table:style-name="Default"/>
          <table:table-cell office:value-type="string" calcext:value-type="string">
            <text:p>ensum1_norm_sd</text:p>
          </table:table-cell>
          <table:table-cell office:value-type="float" office:value="0.014759" calcext:value-type="float">
            <text:p>0.014759</text:p>
          </table:table-cell>
          <table:table-cell office:value-type="float" office:value="0.001381" calcext:value-type="float">
            <text:p>0.001381</text:p>
          </table:table-cell>
          <table:table-cell/>
          <table:table-cell table:style-name="Default"/>
          <table:table-cell office:value-type="string" calcext:value-type="string">
            <text:p>ensum1_norm_sd</text:p>
          </table:table-cell>
          <table:table-cell/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Y</text:p>
          </table:table-cell>
          <table:table-cell table:style-name="Default" table:number-columns-repeated="2"/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style-name="Default" table:number-columns-repeated="135"/>
        </table:table-row>
        <table:table-row table:style-name="ro1">
          <table:table-cell table:style-name="Default" table:number-columns-repeated="164"/>
        </table:table-row>
        <table:table-row table:style-name="ro1">
          <table:table-cell table:style-name="ce1" office:value-type="string" calcext:value-type="string" table:number-columns-spanned="2" table:number-rows-spanned="2">
            <text:p>ELASTIC NET</text:p>
          </table:table-cell>
          <table:covered-table-cell/>
          <table:table-cell table:number-columns-repeated="162"/>
        </table:table-row>
        <table:table-row table:style-name="ro1">
          <table:covered-table-cell table:number-columns-repeated="2"/>
          <table:table-cell table:number-columns-repeated="162"/>
        </table:table-row>
        <table:table-row table:style-name="ro1">
          <table:table-cell/>
          <table:table-cell table:style-name="ce4" office:value-type="string" calcext:value-type="string">
            <text:p>β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MONOsum1_TEI_adjusted_norm_sd</text:p>
          </table:table-cell>
          <table:table-cell office:value-type="float" office:value="0.0453352935" calcext:value-type="float">
            <text:p>0.0453352935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mfetsum1_TEI_adjusted_norm_sd</text:p>
          </table:table-cell>
          <table:table-cell office:value-type="float" office:value="-0.0119214821" calcext:value-type="float">
            <text:p>-0.0119214821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FA_TEI_adjusted_norm_sd</text:p>
          </table:table-cell>
          <table:table-cell office:value-type="float" office:value="-0.0169671588" calcext:value-type="float">
            <text:p>-0.0169671588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protsum1_anim_TEI_adjusted_norm_sd</text:p>
          </table:table-cell>
          <table:table-cell office:value-type="float" office:value="0.0862256003" calcext:value-type="float">
            <text:p>0.0862256003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protsum1_veg_TEI_adjusted_norm_sd</text:p>
          </table:table-cell>
          <table:table-cell office:value-type="float" office:value="-0.0681246438" calcext:value-type="float">
            <text:p>-0.0681246438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DISAsum1_TEI_adjusted_norm_sd</text:p>
          </table:table-cell>
          <table:table-cell office:value-type="float" office:value="-0.0259269777" calcext:value-type="float">
            <text:p>-0.0259269777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MOSAsum1_TEI_adjusted_norm_sd</text:p>
          </table:table-cell>
          <table:table-cell office:value-type="float" office:value="-0.0131121405" calcext:value-type="float">
            <text:p>-0.0131121405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TRANSsum1_TEI_adjusted_norm_sd</text:p>
          </table:table-cell>
          <table:table-cell office:value-type="float" office:value="-0.1165449872" calcext:value-type="float">
            <text:p>-0.1165449872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NATRsum1_TEI_adjusted_norm_sd</text:p>
          </table:table-cell>
          <table:table-cell office:value-type="float" office:value="0.0784602385" calcext:value-type="float">
            <text:p>0.0784602385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kolesum1_TEI_adjusted_norm_sd</text:p>
          </table:table-cell>
          <table:table-cell office:value-type="float" office:value="-0.0216244928" calcext:value-type="float">
            <text:p>-0.0216244928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ensum1_norm_sd</text:p>
          </table:table-cell>
          <table:table-cell office:value-type="float" office:value="0.0504983738" calcext:value-type="float">
            <text:p>0.0504983738</text:p>
          </table:table-cell>
          <table:table-cell table:number-columns-repeated="162"/>
        </table:table-row>
        <table:table-row table:style-name="ro1">
          <table:table-cell table:number-columns-repeated="164"/>
        </table:table-row>
        <table:table-row table:style-name="ro1">
          <table:table-cell table:style-name="ce3" office:value-type="string" calcext:value-type="string" table:number-columns-spanned="4" table:number-rows-spanned="2">
            <text:p>FULL MODEL MACRO AND MICRO NUTRIENTS FITTED TOGETHER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2">
            <text:p>ELASTIC NET</text:p>
          </table:table-cell>
          <table:covered-table-cell/>
          <table:table-cell table:number-columns-repeated="157"/>
        </table:table-row>
        <table:table-row table:style-name="ro1">
          <table:covered-table-cell table:number-columns-repeated="4"/>
          <table:table-cell/>
          <table:covered-table-cell table:number-columns-repeated="2"/>
          <table:table-cell table:number-columns-repeated="157"/>
        </table:table-row>
        <table:table-row table:style-name="ro1">
          <table:table-cell/>
          <table:table-cell table:style-name="ce4" office:value-type="string" calcext:value-type="string">
            <text:p>β</text:p>
          </table:table-cell>
          <table:table-cell table:style-name="ce6" office:value-type="string" calcext:value-type="string">
            <text:p>p-value</text:p>
          </table:table-cell>
          <table:table-cell office:value-type="string" calcext:value-type="string">
            <text:p>vif</text:p>
          </table:table-cell>
          <table:table-cell/>
          <table:table-cell table:style-name="ce4" office:value-type="string" calcext:value-type="string">
            <text:p>β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POLYsum1_TEI_adjusted_norm_sd</text:p>
          </table:table-cell>
          <table:table-cell table:style-name="ce5" office:value-type="float" office:value="0.175072" calcext:value-type="float">
            <text:p>0.175072</text:p>
          </table:table-cell>
          <table:table-cell table:style-name="ce6" office:value-type="float" office:value="0.03289" calcext:value-type="float">
            <text:p>3.29E-02</text:p>
          </table:table-cell>
          <table:table-cell office:value-type="float" office:value="33.150767" calcext:value-type="float">
            <text:p>33.150767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MONOsum1_TEI_adjusted_norm_sd</text:p>
          </table:table-cell>
          <table:table-cell office:value-type="float" office:value="0.054753" calcext:value-type="float">
            <text:p>0.054753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10.576669" calcext:value-type="float">
            <text:p>10.576669</text:p>
          </table:table-cell>
          <table:table-cell/>
          <table:table-cell office:value-type="float" office:value="0.0530249068" calcext:value-type="float">
            <text:p>0.0530249068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mfetsum1_TEI_adjusted_norm_sd</text:p>
          </table:table-cell>
          <table:table-cell office:value-type="float" office:value="-0.177329" calcext:value-type="float">
            <text:p>-0.177329</text:p>
          </table:table-cell>
          <table:table-cell table:style-name="ce6" office:value-type="float" office:value="0.602966" calcext:value-type="float">
            <text:p>6.03E-01</text:p>
          </table:table-cell>
          <table:table-cell office:value-type="float" office:value="45.78452" calcext:value-type="float">
            <text:p>45.78452</text:p>
          </table:table-cell>
          <table:table-cell/>
          <table:table-cell office:value-type="float" office:value="-0.0214043501" calcext:value-type="float">
            <text:p>-0.0214043501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fettsum1_TEI_adjusted_norm_sd</text:p>
          </table:table-cell>
          <table:table-cell office:value-type="float" office:value="0.035261" calcext:value-type="float">
            <text:p>0.035261</text:p>
          </table:table-cell>
          <table:table-cell table:style-name="ce6" office:value-type="float" office:value="0.0000000000119" calcext:value-type="float">
            <text:p>1.19E-11</text:p>
          </table:table-cell>
          <table:table-cell office:value-type="float" office:value="63.515798" calcext:value-type="float">
            <text:p>63.515798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sacksum1_TEI_adjusted_norm_sd</text:p>
          </table:table-cell>
          <table:table-cell office:value-type="float" office:value="-0.109302" calcext:value-type="float">
            <text:p>-0.109302</text:p>
          </table:table-cell>
          <table:table-cell table:style-name="ce6" office:value-type="float" office:value="0.060569" calcext:value-type="float">
            <text:p>6.06E-02</text:p>
          </table:table-cell>
          <table:table-cell office:value-type="float" office:value="8.750017" calcext:value-type="float">
            <text:p>8.750017</text:p>
          </table:table-cell>
          <table:table-cell/>
          <table:table-cell office:value-type="float" office:value="-0.0216445478" calcext:value-type="float">
            <text:p>-0.0216445478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kolhsum1_TEI_adjusted_norm_sd</text:p>
          </table:table-cell>
          <table:table-cell office:value-type="float" office:value="-0.064728" calcext:value-type="float">
            <text:p>-0.064728</text:p>
          </table:table-cell>
          <table:table-cell table:style-name="ce6" office:value-type="float" office:value="0.00000000535" calcext:value-type="float">
            <text:p>5.35E-09</text:p>
          </table:table-cell>
          <table:table-cell office:value-type="float" office:value="16.30552" calcext:value-type="float">
            <text:p>16.30552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FA_TEI_adjusted_norm_sd</text:p>
          </table:table-cell>
          <table:table-cell office:value-type="float" office:value="-0.182352" calcext:value-type="float">
            <text:p>-0.182352</text:p>
          </table:table-cell>
          <table:table-cell table:style-name="ce6" office:value-type="float" office:value="0.000273" calcext:value-type="float">
            <text:p>2.73E-04</text:p>
          </table:table-cell>
          <table:table-cell office:value-type="float" office:value="26.135955" calcext:value-type="float">
            <text:p>26.135955</text:p>
          </table:table-cell>
          <table:table-cell/>
          <table:table-cell office:value-type="float" office:value="-0.039383674" calcext:value-type="float">
            <text:p>-0.039383674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protsum1_TEI_adjusted_norm_sd</text:p>
          </table:table-cell>
          <table:table-cell office:value-type="float" office:value="0.192471" calcext:value-type="float">
            <text:p>0.19247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33.334864" calcext:value-type="float">
            <text:p>33.334864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protsum1_anim_TEI_adjusted_norm_sd</text:p>
          </table:table-cell>
          <table:table-cell office:value-type="float" office:value="0.132498" calcext:value-type="float">
            <text:p>0.13249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26.733509" calcext:value-type="float">
            <text:p>26.733509</text:p>
          </table:table-cell>
          <table:table-cell/>
          <table:table-cell office:value-type="float" office:value="0.076601053" calcext:value-type="float">
            <text:p>0.076601053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protsum1_veg_TEI_adjusted_norm_sd</text:p>
          </table:table-cell>
          <table:table-cell office:value-type="float" office:value="-0.010667" calcext:value-type="float">
            <text:p>-0.010667</text:p>
          </table:table-cell>
          <table:table-cell office:value-type="float" office:value="0.648136" calcext:value-type="float">
            <text:p>0.648136</text:p>
          </table:table-cell>
          <table:table-cell office:value-type="float" office:value="12.538124" calcext:value-type="float">
            <text:p>12.538124</text:p>
          </table:table-cell>
          <table:table-cell/>
          <table:table-cell office:value-type="float" office:value="-0.003186623" calcext:value-type="float">
            <text:p>-0.003186623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fibesum1_TEI_adjusted_norm_sd</text:p>
          </table:table-cell>
          <table:table-cell office:value-type="float" office:value="0.081418" calcext:value-type="float">
            <text:p>0.081418</text:p>
          </table:table-cell>
          <table:table-cell table:style-name="ce6" office:value-type="float" office:value="0.0000147" calcext:value-type="float">
            <text:p>1.47E-05</text:p>
          </table:table-cell>
          <table:table-cell office:value-type="float" office:value="10.912324" calcext:value-type="float">
            <text:p>10.912324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DISAsum1_TEI_adjusted_norm_sd</text:p>
          </table:table-cell>
          <table:table-cell office:value-type="float" office:value="0.185153" calcext:value-type="float">
            <text:p>0.185153</text:p>
          </table:table-cell>
          <table:table-cell office:value-type="string" calcext:value-type="string">
            <text:p>&lt; 2e-16</text:p>
          </table:table-cell>
          <table:table-cell office:value-type="float" office:value="12.316709" calcext:value-type="float">
            <text:p>12.316709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MOSAsum1_TEI_adjusted_norm_sd</text:p>
          </table:table-cell>
          <table:table-cell office:value-type="float" office:value="-0.028401" calcext:value-type="float">
            <text:p>-0.028401</text:p>
          </table:table-cell>
          <table:table-cell office:value-type="float" office:value="0.02702" calcext:value-type="float">
            <text:p>0.02702</text:p>
          </table:table-cell>
          <table:table-cell office:value-type="float" office:value="6.552456" calcext:value-type="float">
            <text:p>6.552456</text:p>
          </table:table-cell>
          <table:table-cell/>
          <table:table-cell office:value-type="float" office:value="-0.0430981809" calcext:value-type="float">
            <text:p>-0.0430981809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TRANSsum1_TEI_adjusted_norm_sd</text:p>
          </table:table-cell>
          <table:table-cell office:value-type="float" office:value="-0.029048" calcext:value-type="float">
            <text:p>-0.029048</text:p>
          </table:table-cell>
          <table:table-cell table:style-name="ce6" office:value-type="float" office:value="0.000477" calcext:value-type="float">
            <text:p>4.77E-04</text:p>
          </table:table-cell>
          <table:table-cell office:value-type="float" office:value="2.316074" calcext:value-type="float">
            <text:p>2.316074</text:p>
          </table:table-cell>
          <table:table-cell/>
          <table:table-cell office:value-type="float" office:value="-0.1150261842" calcext:value-type="float">
            <text:p>-0.1150261842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NATRsum1_TEI_adjusted_norm_sd</text:p>
          </table:table-cell>
          <table:table-cell office:value-type="float" office:value="0.202021" calcext:value-type="float">
            <text:p>0.202021</text:p>
          </table:table-cell>
          <table:table-cell office:value-type="string" calcext:value-type="string">
            <text:p>&lt; 2e-16</text:p>
          </table:table-cell>
          <table:table-cell office:value-type="float" office:value="3.606329" calcext:value-type="float">
            <text:p>3.606329</text:p>
          </table:table-cell>
          <table:table-cell/>
          <table:table-cell office:value-type="float" office:value="0.1407787522" calcext:value-type="float">
            <text:p>0.1407787522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kolesum1_TEI_adjusted_norm_sd</text:p>
          </table:table-cell>
          <table:table-cell office:value-type="float" office:value="-0.02731" calcext:value-type="float">
            <text:p>-0.02731</text:p>
          </table:table-cell>
          <table:table-cell office:value-type="float" office:value="0.321956" calcext:value-type="float">
            <text:p>0.321956</text:p>
          </table:table-cell>
          <table:table-cell office:value-type="float" office:value="16.036211" calcext:value-type="float">
            <text:p>16.036211</text:p>
          </table:table-cell>
          <table:table-cell/>
          <table:table-cell office:value-type="float" office:value="-0.0294835575" calcext:value-type="float">
            <text:p>-0.0294835575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ensum1_norm_sd</text:p>
          </table:table-cell>
          <table:table-cell office:value-type="float" office:value="0.014572" calcext:value-type="float">
            <text:p>0.014572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1.000009" calcext:value-type="float">
            <text:p>1.000009</text:p>
          </table:table-cell>
          <table:table-cell/>
          <table:table-cell office:value-type="float" office:value="0.0550592802" calcext:value-type="float">
            <text:p>0.0550592802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MAGNsum1_TEI_adjusted_norm_sd</text:p>
          </table:table-cell>
          <table:table-cell office:value-type="float" office:value="-0.298142" calcext:value-type="float">
            <text:p>-0.298142</text:p>
          </table:table-cell>
          <table:table-cell office:value-type="string" calcext:value-type="string">
            <text:p>&lt; 2e-16</text:p>
          </table:table-cell>
          <table:table-cell office:value-type="float" office:value="14.485045" calcext:value-type="float">
            <text:p>14.485045</text:p>
          </table:table-cell>
          <table:table-cell/>
          <table:table-cell office:value-type="float" office:value="-0.144155303" calcext:value-type="float">
            <text:p>-0.144155303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FOSFsum1_TEI_adjusted_norm_sd</text:p>
          </table:table-cell>
          <table:table-cell office:value-type="float" office:value="-0.186144" calcext:value-type="float">
            <text:p>-0.186144</text:p>
          </table:table-cell>
          <table:table-cell table:style-name="ce6" office:value-type="float" office:value="0.00000262" calcext:value-type="float">
            <text:p>2.62E-06</text:p>
          </table:table-cell>
          <table:table-cell office:value-type="float" office:value="23.109413" calcext:value-type="float">
            <text:p>23.109413</text:p>
          </table:table-cell>
          <table:table-cell/>
          <table:table-cell office:value-type="float" office:value="-0.0161183853" calcext:value-type="float">
            <text:p>-0.0161183853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selesum1_TEI_adjusted_norm_sd</text:p>
          </table:table-cell>
          <table:table-cell office:value-type="float" office:value="-0.061941" calcext:value-type="float">
            <text:p>-0.061941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7.507299" calcext:value-type="float">
            <text:p>7.507299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ZINCsum1_TEI_adjusted_norm_sd</text:p>
          </table:table-cell>
          <table:table-cell office:value-type="float" office:value="0.08923" calcext:value-type="float">
            <text:p>0.08923</text:p>
          </table:table-cell>
          <table:table-cell table:style-name="ce6" office:value-type="float" office:value="0.000000733" calcext:value-type="float">
            <text:p>7.33E-07</text:p>
          </table:table-cell>
          <table:table-cell office:value-type="float" office:value="5.298599" calcext:value-type="float">
            <text:p>5.298599</text:p>
          </table:table-cell>
          <table:table-cell/>
          <table:table-cell office:value-type="float" office:value="0.0608472311" calcext:value-type="float">
            <text:p>0.0608472311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retisum1_TEI_adjusted_norm_sd</text:p>
          </table:table-cell>
          <table:table-cell office:value-type="float" office:value="0.074042" calcext:value-type="float">
            <text:p>0.074042</text:p>
          </table:table-cell>
          <table:table-cell table:style-name="ce6" office:value-type="float" office:value="0.0000000127" calcext:value-type="float">
            <text:p>1.27E-08</text:p>
          </table:table-cell>
          <table:table-cell office:value-type="float" office:value="3.68716" calcext:value-type="float">
            <text:p>3.68716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karosum1_TEI_adjusted_norm_sd</text:p>
          </table:table-cell>
          <table:table-cell office:value-type="float" office:value="-0.008236" calcext:value-type="float">
            <text:p>-0.008236</text:p>
          </table:table-cell>
          <table:table-cell office:value-type="float" office:value="0.266235" calcext:value-type="float">
            <text:p>0.266235</text:p>
          </table:table-cell>
          <table:table-cell office:value-type="float" office:value="2.673827" calcext:value-type="float">
            <text:p>2.673827</text:p>
          </table:table-cell>
          <table:table-cell/>
          <table:table-cell office:value-type="float" office:value="-0.0075446523" calcext:value-type="float">
            <text:p>-0.0075446523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TIAMsum1_TEI_adjusted_norm_sd</text:p>
          </table:table-cell>
          <table:table-cell office:value-type="float" office:value="0.120588" calcext:value-type="float">
            <text:p>0.120588</text:p>
          </table:table-cell>
          <table:table-cell office:value-type="string" calcext:value-type="string">
            <text:p>&lt; 2e-16</text:p>
          </table:table-cell>
          <table:table-cell office:value-type="float" office:value="3.968945" calcext:value-type="float">
            <text:p>3.968945</text:p>
          </table:table-cell>
          <table:table-cell/>
          <table:table-cell office:value-type="float" office:value="0.0716013371" calcext:value-type="float">
            <text:p>0.0716013371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Folasum1_TEI_adjusted_norm_sd</text:p>
          </table:table-cell>
          <table:table-cell office:value-type="float" office:value="-0.078545" calcext:value-type="float">
            <text:p>-0.078545</text:p>
          </table:table-cell>
          <table:table-cell table:style-name="ce6" office:value-type="float" office:value="0.0000027" calcext:value-type="float">
            <text:p>2.70E-06</text:p>
          </table:table-cell>
          <table:table-cell office:value-type="float" office:value="9.579023" calcext:value-type="float">
            <text:p>9.579023</text:p>
          </table:table-cell>
          <table:table-cell/>
          <table:table-cell office:value-type="float" office:value="-0.0927870312" calcext:value-type="float">
            <text:p>-0.0927870312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B2sum1_TEI_adjusted_norm_sd</text:p>
          </table:table-cell>
          <table:table-cell office:value-type="float" office:value="-0.057871" calcext:value-type="float">
            <text:p>-0.057871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11.426734" calcext:value-type="float">
            <text:p>11.426734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NIACsum1_TEI_adjusted_norm_sd</text:p>
          </table:table-cell>
          <table:table-cell office:value-type="float" office:value="-0.059744" calcext:value-type="float">
            <text:p>-0.059744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8.144608" calcext:value-type="float">
            <text:p>8.144608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B6sum1_TEI_adjusted_norm_sd</text:p>
          </table:table-cell>
          <table:table-cell office:value-type="float" office:value="0.076718" calcext:value-type="float">
            <text:p>0.076718</text:p>
          </table:table-cell>
          <table:table-cell table:style-name="ce6" office:value-type="float" office:value="0.00000211" calcext:value-type="float">
            <text:p>2.11E-06</text:p>
          </table:table-cell>
          <table:table-cell office:value-type="float" office:value="5.247855" calcext:value-type="float">
            <text:p>5.247855</text:p>
          </table:table-cell>
          <table:table-cell/>
          <table:table-cell office:value-type="float" office:value="0.0217456768" calcext:value-type="float">
            <text:p>0.0217456768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B12sum1_TEI_adjusted_norm_sd</text:p>
          </table:table-cell>
          <table:table-cell office:value-type="float" office:value="-0.021219" calcext:value-type="float">
            <text:p>-0.021219</text:p>
          </table:table-cell>
          <table:table-cell office:value-type="float" office:value="0.079344" calcext:value-type="float">
            <text:p>0.079344</text:p>
          </table:table-cell>
          <table:table-cell office:value-type="float" office:value="4.015008" calcext:value-type="float">
            <text:p>4.015008</text:p>
          </table:table-cell>
          <table:table-cell/>
          <table:table-cell office:value-type="float" office:value="0.0109133523" calcext:value-type="float">
            <text:p>0.0109133523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askosum1_TEI_adjusted_norm_sd</text:p>
          </table:table-cell>
          <table:table-cell office:value-type="float" office:value="0.043935" calcext:value-type="float">
            <text:p>0.043935</text:p>
          </table:table-cell>
          <table:table-cell table:style-name="ce6" office:value-type="float" office:value="0.00000149" calcext:value-type="float">
            <text:p>1.49E-06</text:p>
          </table:table-cell>
          <table:table-cell office:value-type="float" office:value="3.164409" calcext:value-type="float">
            <text:p>3.164409</text:p>
          </table:table-cell>
          <table:table-cell/>
          <table:table-cell office:value-type="float" office:value="0.0980104641" calcext:value-type="float">
            <text:p>0.0980104641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Dsum1_TEI_adjusted_norm_sd</text:p>
          </table:table-cell>
          <table:table-cell office:value-type="float" office:value="-0.006684" calcext:value-type="float">
            <text:p>-0.006684</text:p>
          </table:table-cell>
          <table:table-cell office:value-type="float" office:value="0.616338" calcext:value-type="float">
            <text:p>0.616338</text:p>
          </table:table-cell>
          <table:table-cell office:value-type="float" office:value="4.214939" calcext:value-type="float">
            <text:p>4.214939</text:p>
          </table:table-cell>
          <table:table-cell/>
          <table:table-cell office:value-type="float" office:value="0.0382862917" calcext:value-type="float">
            <text:p>0.0382862917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tokosum1_TEI_adjusted_norm_sd</text:p>
          </table:table-cell>
          <table:table-cell office:value-type="float" office:value="0.005199" calcext:value-type="float">
            <text:p>0.005199</text:p>
          </table:table-cell>
          <table:table-cell office:value-type="float" office:value="0.65406" calcext:value-type="float">
            <text:p>0.65406</text:p>
          </table:table-cell>
          <table:table-cell office:value-type="float" office:value="3.004444" calcext:value-type="float">
            <text:p>3.004444</text:p>
          </table:table-cell>
          <table:table-cell/>
          <table:table-cell office:value-type="float" office:value="0.0166582121" calcext:value-type="float">
            <text:p>0.0166582121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VITKsum1_TEI_adjusted_norm_sd</text:p>
          </table:table-cell>
          <table:table-cell office:value-type="float" office:value="-0.011232" calcext:value-type="float">
            <text:p>-0.011232</text:p>
          </table:table-cell>
          <table:table-cell office:value-type="float" office:value="0.115166" calcext:value-type="float">
            <text:p>0.115166</text:p>
          </table:table-cell>
          <table:table-cell office:value-type="float" office:value="1.586324" calcext:value-type="float">
            <text:p>1.586324</text:p>
          </table:table-cell>
          <table:table-cell/>
          <table:table-cell office:value-type="float" office:value="-0.0159346806" calcext:value-type="float">
            <text:p>-0.0159346806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jernsum1_TEI_adjusted_norm_sd</text:p>
          </table:table-cell>
          <table:table-cell office:value-type="float" office:value="-0.082972" calcext:value-type="float">
            <text:p>-0.082972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5.25296" calcext:value-type="float">
            <text:p>5.25296</text:p>
          </table:table-cell>
          <table:table-cell/>
          <table:table-cell office:value-type="float" office:value="-0.0538978234" calcext:value-type="float">
            <text:p>-0.0538978234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JODIsum1_TEI_adjusted_norm_sd</text:p>
          </table:table-cell>
          <table:table-cell office:value-type="float" office:value="-0.057414" calcext:value-type="float">
            <text:p>-0.057414</text:p>
          </table:table-cell>
          <table:table-cell table:style-name="ce6" office:value-type="float" office:value="0.0000000000745" calcext:value-type="float">
            <text:p>7.45E-11</text:p>
          </table:table-cell>
          <table:table-cell office:value-type="float" office:value="2.322044" calcext:value-type="float">
            <text:p>2.322044</text:p>
          </table:table-cell>
          <table:table-cell/>
          <table:table-cell office:value-type="float" office:value="-0.074123233" calcext:value-type="float">
            <text:p>-0.074123233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kalcsum1_TEI_adjusted_norm_sd</text:p>
          </table:table-cell>
          <table:table-cell office:value-type="float" office:value="-0.055141" calcext:value-type="float">
            <text:p>-0.055141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10.813244" calcext:value-type="float">
            <text:p>10.813244</text:p>
          </table:table-cell>
          <table:table-cell/>
          <table:table-cell office:value-type="string" calcext:value-type="string">
            <text:p>N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KALIsum1_TEI_adjusted_norm_sd</text:p>
          </table:table-cell>
          <table:table-cell office:value-type="float" office:value="0.209853" calcext:value-type="float">
            <text:p>0.209853</text:p>
          </table:table-cell>
          <table:table-cell office:value-type="string" calcext:value-type="string">
            <text:p><text:s/>&lt; 2e-16</text:p>
          </table:table-cell>
          <table:table-cell office:value-type="float" office:value="12.30546" calcext:value-type="float">
            <text:p>12.30546</text:p>
          </table:table-cell>
          <table:table-cell/>
          <table:table-cell office:value-type="float" office:value="0.05227293" calcext:value-type="float">
            <text:p>0.05227293</text:p>
          </table:table-cell>
          <table:table-cell table:number-columns-repeated="158"/>
        </table:table-row>
        <table:table-row table:style-name="ro1" table:number-rows-repeated="145">
          <table:table-cell table:number-columns-repeated="164"/>
        </table:table-row>
        <table:table-row table:style-name="ro1" table:number-rows-repeated="153">
          <table:table-cell table:style-name="Default" table:number-columns-repeated="164"/>
        </table:table-row>
        <table:table-row table:style-name="ro1">
          <table:table-cell table:style-name="Default" table:number-columns-repeated="1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6:50:46.915577475</meta:creation-date>
    <dc:date>2017-04-27T18:16:35.172146813</dc:date>
    <meta:editing-duration>PT1H25M37S</meta:editing-duration>
    <meta:editing-cycles>22</meta:editing-cycles>
    <meta:generator>LibreOffice/5.0.3.2$Linux_X86_64 LibreOffice_project/00m0$Build-2</meta:generator>
    <meta:document-statistic meta:table-count="1" meta:cell-count="472" meta:object-count="0"/>
  </office:meta>
</office:document-meta>
</file>